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23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ückliste WI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pro Teilnehmer</text:p>
          </table:table-cell>
          <table:table-cell office:value-type="string" calcext:value-type="string">
            <text:p>Einzelpreis</text:p>
          </table:table-cell>
          <table:table-cell/>
        </table:table-row>
        <table:table-row table:style-name="ro1">
          <table:table-cell office:value-type="string" calcext:value-type="string">
            <text:p>Breadboard gro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board-Kabelset (30 male-male, 10 male-female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LED (je 2 rot, grün, weiss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rstände für LED mit Arduino (150 ohm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down-Widerstände (3k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ter f. Breadboar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 UNO inkl. USB-Kabel und Grundplat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 Ethernet – Aufsatz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mikroshop.ch/Sensor.html?gruppe=6&amp;artikel=354</text:p>
          </table:table-cell>
        </table:table-row>
        <table:table-row table:style-name="ro1">
          <table:table-cell office:value-type="string" calcext:value-type="string">
            <text:p>Fotowiderstand GL5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mikroshop.ch/Sensor.html?gruppe=6&amp;artikel=29</text:p>
          </table:table-cell>
        </table:table-row>
        <table:table-row table:style-name="ro1">
          <table:table-cell office:value-type="string" calcext:value-type="string">
            <text:p>SET Breadboard-Poti (300, 1k, 3k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 16x2 mit I2C Schnittstelle (PCF8574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ID-Leser mit 2 RFID-Kart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üftermotor zzgl. Transistor (f. Arduino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skop ADXL3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ntastat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mikroshop.ch/Mikrokontroller.html?gruppe=10&amp;artikel=906</text:p>
          </table:table-cell>
        </table:table-row>
        <table:table-row table:style-name="ro1">
          <table:table-cell office:value-type="string" calcext:value-type="string">
            <text:p>Buzzer 5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mikroshop.ch/Sensor.html?gruppe=6&amp;artikel=255</text:p>
          </table:table-cell>
        </table:table-row>
        <table:table-row table:style-name="ro1">
          <table:table-cell office:value-type="string" calcext:value-type="string">
            <text:p>Box für o.g. Bautei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21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Schirmer</meta:initial-creator>
    <meta:creation-date>2017-01-02T08:21:22.928546254</meta:creation-date>
    <dc:date>2017-01-02T08:49:11.276188684</dc:date>
    <dc:creator>Sven Schirmer</dc:creator>
    <meta:editing-duration>PT11M18S</meta:editing-duration>
    <meta:editing-cycles>1</meta:editing-cycles>
    <meta:document-statistic meta:table-count="1" meta:cell-count="42" meta:object-count="0"/>
    <meta:generator>LibreOffice/5.2.3.2$Linux_X86_64 LibreOffice_project/20m0$Build-2</meta:generator>
  </office:meta>
</office:document-meta>
</file>